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98000000BD18B783125A269CCA.png" manifest:media-type="image/png"/>
  <manifest:file-entry manifest:full-path="Pictures/100000010000017C00000058203CB1B19598C302.png" manifest:media-type="image/png"/>
  <manifest:file-entry manifest:full-path="Pictures/1000000100000178000000B859A074DF9E511A9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1493" draw:textarea-horizontal-align="justify" draw:textarea-vertical-align="middle" draw:auto-grow-height="false" fo:min-height="4.459cm" fo:min-width="0.057cm"/>
    </style:style>
    <style:style style:name="gr29" style:family="graphic" style:parent-style-name="standard">
      <style:graphic-properties draw:stroke="none" draw:fill-color="#00fff3" draw:textarea-horizontal-align="justify" draw:textarea-vertical-align="middle" draw:auto-grow-height="false" fo:min-height="4.459cm" fo:min-width="0.057cm"/>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1" style:family="graphic" style:parent-style-name="standard">
      <style:graphic-properties draw:stroke="none" draw:fill-color="#bf819e" draw:textarea-horizontal-align="justify" draw:textarea-vertical-align="middle" draw:auto-grow-height="false" fo:min-height="4.459cm" fo:min-width="0.257cm"/>
    </style:style>
    <style:style style:name="gr32" style:family="graphic" style:parent-style-name="standard">
      <style:graphic-properties draw:stroke="none" draw:fill-color="#ffffff" draw:textarea-horizontal-align="justify" draw:textarea-vertical-align="middle" draw:auto-grow-height="false" fo:min-height="4.459cm" fo:min-width="0.257cm"/>
    </style:style>
    <style:style style:name="gr33" style:family="graphic" style:parent-style-name="standard">
      <style:graphic-properties draw:stroke="none" draw:fill-color="#c9211e" draw:textarea-horizontal-align="justify" draw:textarea-vertical-align="middle" draw:auto-grow-height="false" fo:min-height="4.459cm" fo:min-width="0.357cm"/>
    </style:style>
    <style:style style:name="gr34" style:family="graphic" style:parent-style-name="standard">
      <style:graphic-properties draw:stroke="none" draw:fill-color="#168253" draw:textarea-horizontal-align="justify" draw:textarea-vertical-align="middle" draw:auto-grow-height="false" fo:min-height="4.459cm" fo:min-width="0.357cm"/>
    </style:style>
    <style:style style:name="gr35" style:family="graphic" style:parent-style-name="standard">
      <style:graphic-properties draw:stroke="none" draw:fill-color="#ffde59" draw:textarea-horizontal-align="justify" draw:textarea-vertical-align="middle" draw:auto-grow-height="false" fo:min-height="4.459cm" fo:min-width="0.357cm"/>
    </style:style>
    <style:style style:name="gr36" style:family="graphic" style:parent-style-name="standard">
      <style:graphic-properties draw:stroke="none" draw:fill-color="#bbe33d" draw:textarea-horizontal-align="justify" draw:textarea-vertical-align="middle" draw:auto-grow-height="false" fo:min-height="4.459cm" fo:min-width="0.357cm"/>
    </style:style>
    <style:style style:name="gr37" style:family="graphic" style:parent-style-name="standard">
      <style:graphic-properties draw:stroke="none" draw:fill-color="#ffaa95" draw:textarea-horizontal-align="justify" draw:textarea-vertical-align="middle" draw:auto-grow-height="false" fo:min-height="4.459cm" fo:min-width="0.357cm"/>
    </style:style>
    <style:style style:name="gr38"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0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5">
      <style:graphic-properties draw:fit-to-size="false" style:shrink-to-fit="false" fo:min-height="11.929cm"/>
      <style:paragraph-properties style:writing-mode="lr-tb"/>
    </style:style>
    <style:style style:name="pr27" style:family="presentation" style:parent-style-name="Default-outline1" style:list-style-name="L5">
      <style:graphic-properties draw:fit-to-size="false" style:shrink-to-fit="false" fo:min-height="11.929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6" style:family="paragraph">
      <loext:graphic-properties draw:fill-color="#ffff6d"/>
      <style:paragraph-properties fo:text-align="center"/>
      <style:text-properties fo:language="fr" fo:country="FR"/>
    </style:style>
    <style:style style:name="P27" style:family="paragraph">
      <loext:graphic-properties draw:fill="none"/>
      <style:paragraph-properties fo:text-align="center"/>
    </style:style>
    <style:style style:name="P28"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9" style:family="paragraph">
      <style:paragraph-properties fo:margin-left="0cm" fo:margin-right="0cm" fo:margin-top="0.497cm" fo:margin-bottom="0cm" fo:text-align="end" fo:text-indent="0cm"/>
    </style:style>
    <style:style style:name="P30"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497cm" fo:margin-bottom="0cm" fo:text-align="center" fo:text-indent="0cm"/>
    </style:style>
    <style:style style:name="P33"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4" style:family="paragraph">
      <loext:graphic-properties draw:fill-color="#ff5429"/>
      <style:paragraph-properties fo:text-align="center"/>
      <style:text-properties fo:language="fr" fo:country="FR"/>
    </style:style>
    <style:style style:name="P35" style:family="paragraph">
      <style:paragraph-properties fo:text-align="start" style:writing-mode="lr-tb"/>
      <style:text-properties fo:font-size="28pt" fo:language="fr" fo:country="FR" fo:font-weight="bold" style:font-size-asian="28pt" style:font-size-complex="28pt"/>
    </style:style>
    <style:style style:name="P36" style:family="paragraph">
      <loext:graphic-properties draw:fill-color="#3465a4"/>
      <style:paragraph-properties fo:text-align="center"/>
      <style:text-properties fo:language="fr" fo:country="FR"/>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style:paragraph-properties fo:margin-left="0cm" fo:margin-right="0cm" fo:margin-top="0.2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1" style:family="paragraph">
      <loext:graphic-properties draw:fill-color="#ff1493"/>
      <style:paragraph-properties fo:text-align="center"/>
      <style:text-properties fo:language="fr" fo:country="FR"/>
    </style:style>
    <style:style style:name="P42" style:family="paragraph">
      <loext:graphic-properties draw:fill-color="#00fff3"/>
      <style:paragraph-properties fo:text-align="center"/>
      <style:text-properties fo:language="fr" fo:country="FR"/>
    </style:style>
    <style:style style:name="P43" style:family="paragraph">
      <loext:graphic-properties draw:fill-color="#bf819e"/>
      <style:paragraph-properties fo:text-align="center"/>
      <style:text-properties fo:language="fr" fo:country="FR"/>
    </style:style>
    <style:style style:name="P44" style:family="paragraph">
      <loext:graphic-properties draw:fill-color="#ffffff"/>
      <style:paragraph-properties fo:text-align="center"/>
      <style:text-properties fo:language="fr" fo:country="FR"/>
    </style:style>
    <style:style style:name="P45" style:family="paragraph">
      <loext:graphic-properties draw:fill-color="#c9211e"/>
      <style:paragraph-properties fo:text-align="center"/>
      <style:text-properties fo:language="fr" fo:country="FR"/>
    </style:style>
    <style:style style:name="P46" style:family="paragraph">
      <style:paragraph-properties fo:margin-left="0cm" fo:margin-right="0cm" fo:margin-top="0.37cm" fo:margin-bottom="0cm" fo:text-align="start" fo:text-indent="0cm"/>
    </style:style>
    <style:style style:name="P47" style:family="paragraph">
      <loext:graphic-properties draw:fill-color="#168253"/>
      <style:paragraph-properties fo:text-align="center"/>
      <style:text-properties fo:language="fr" fo:country="FR"/>
    </style:style>
    <style:style style:name="P48" style:family="paragraph">
      <loext:graphic-properties draw:fill-color="#ffde59"/>
      <style:paragraph-properties fo:text-align="center"/>
      <style:text-properties fo:language="fr" fo:country="FR"/>
    </style:style>
    <style:style style:name="P49" style:family="paragraph">
      <loext:graphic-properties draw:fill-color="#bbe33d"/>
      <style:paragraph-properties fo:text-align="center"/>
      <style:text-properties fo:language="fr" fo:country="FR"/>
    </style:style>
    <style:style style:name="P50" style:family="paragraph">
      <loext:graphic-properties draw:fill-color="#ffaa95"/>
      <style:paragraph-properties fo:text-align="center"/>
      <style:text-properties fo:language="fr" fo:country="FR"/>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style:font-size-asian="36pt" style:font-size-complex="36pt"/>
    </style:style>
    <style:style style:name="T22" style:family="text">
      <style:text-properties fo:font-size="20pt" fo:language="fr" fo:country="FR"/>
    </style:style>
    <style:style style:name="T23" style:family="text">
      <style:text-properties fo:color="#ffffff" loext:opacity="100%" fo:font-size="20pt" fo:language="fr" fo:country="FR" fo:font-weight="normal" style:font-size-asian="20pt" style:font-weight-asian="normal" style:font-size-complex="20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language="fr" fo:country="FR"/>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3cm 15.7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7" draw:text-style-name="P25" draw:layer="layout" svg:width="26.06cm" svg:height="4.704cm" svg:x="1.37cm" svg:y="2.296cm" presentation:class="outline" presentation:user-transformed="true">
          <draw:text-box>
            <text:p text:style-name="P13"><text:span text:style-name="T19">"Un test unitaire est un code automatisé impliquant une petite unité de code et teste si elle produit le comportement attendu</text:span><text:span text:style-name="T20">"</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9.905cm" svg:x="1.37cm" svg:y="2.295cm" presentation:class="outline" presentation:user-transformed="true">
          <draw:text-box>
            <text:list text:style-name="L2">
              <text:list-item>
                <text:p text:style-name="P13"><text:span text:style-name="T21">Framework javascript pour les tests unitaires</text:span></text:p>
              </text:list-item>
              <text:list-item>
                <text:p text:style-name="P13"><text:span text:style-name="T21">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7"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7" draw:layer="layout" svg:width="14.13cm" svg:height="5.86cm" svg:x="13.47cm" svg:y="8.34cm">
          <draw:image xlink:href="Pictures/1000000100000410000001B05518ABC55A5D3921.png" xlink:type="simple" xlink:show="embed" xlink:actuate="onLoad" draw:mime-type="image/png">
            <text:p/>
          </draw:image>
        </draw:frame>
        <draw:frame presentation:style-name="pr23" draw:text-style-name="P28" draw:layer="layout" svg:width="12.4cm" svg:height="1cm" svg:x="15.2cm" svg:y="2.2cm" presentation:class="outline" presentation:user-transformed="true">
          <draw:text-box>
            <text:p text:style-name="P13"><text:span text:style-name="T23">← </text:span><text:span text:style-name="T23">Définition de la fonction javascript</text:span></text:p>
          </draw:text-box>
        </draw:frame>
        <draw:frame presentation:style-name="pr24" draw:text-style-name="P30" draw:layer="layout" svg:width="11.4cm" svg:height="1cm" svg:x="1.8cm" svg:y="8.6cm" presentation:class="outline" presentation:user-transformed="true">
          <draw:text-box>
            <text:p text:style-name="P29"><text:span text:style-name="T23">Définition du test associé →</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5"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draw:style-name="gr19" draw:text-style-name="P27"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7" draw:layer="layout" svg:width="9cm" svg:height="1.2cm" svg:x="1.8cm" svg:y="4.3cm">
          <text:p/>
          <draw:enhanced-geometry svg:viewBox="0 0 21600 21600" draw:type="rectangle" draw:enhanced-path="M 0 0 L 21600 0 21600 21600 0 21600 0 0 Z N"/>
        </draw:custom-shape>
        <draw:line draw:style-name="gr21" draw:text-style-name="P27" draw:layer="layout" svg:x1="10.8cm" svg:y1="4.3cm" svg:x2="16.4cm" svg:y2="4.3cm">
          <text:p/>
        </draw:line>
        <draw:frame presentation:style-name="pr26" draw:text-style-name="P28" draw:layer="layout" svg:width="10cm" svg:height="1cm" svg:x="16.6cm" svg:y="4cm" presentation:class="outline" presentation:user-transformed="true">
          <draw:text-box>
            <text:p text:style-name="P13"><text:span text:style-name="T23">Import de la fonction à tester</text:span></text:p>
          </draw:text-box>
        </draw:frame>
        <draw:custom-shape draw:style-name="gr22" draw:text-style-name="P27" draw:layer="layout" svg:width="12.2cm" svg:height="2.8cm" svg:x="1.8cm" svg:y="6cm">
          <text:p/>
          <draw:enhanced-geometry svg:viewBox="0 0 21600 21600" draw:type="rectangle" draw:enhanced-path="M 0 0 L 21600 0 21600 21600 0 21600 0 0 Z N"/>
        </draw:custom-shape>
        <draw:line draw:style-name="gr23" draw:text-style-name="P27" draw:layer="layout" svg:x1="13.8cm" svg:y1="6cm" svg:x2="16.2cm" svg:y2="6cm">
          <text:p/>
        </draw:line>
        <draw:frame presentation:style-name="pr27" draw:text-style-name="P28" draw:layer="layout" svg:width="11cm" svg:height="1cm" svg:x="16.6cm" svg:y="5.6cm" presentation:class="outline" presentation:user-transformed="true">
          <draw:text-box>
            <text:p text:style-name="P13"><text:span text:style-name="T23">Conteneur du test (nom + fonction)</text:span></text:p>
          </draw:text-box>
        </draw:frame>
        <draw:custom-shape draw:style-name="gr24" draw:text-style-name="P27" draw:layer="layout" svg:width="8.6cm" svg:height="1cm" svg:x="2.4cm" svg:y="6.9cm">
          <text:p/>
          <draw:enhanced-geometry svg:viewBox="0 0 21600 21600" draw:type="rectangle" draw:enhanced-path="M 0 0 L 21600 0 21600 21600 0 21600 0 0 Z N"/>
        </draw:custom-shape>
        <draw:line draw:style-name="gr21" draw:text-style-name="P27" draw:layer="layout" svg:x1="10.8cm" svg:y1="4.3cm" svg:x2="16.4cm" svg:y2="4.3cm">
          <text:p/>
        </draw:line>
        <draw:line draw:style-name="gr25" draw:text-style-name="P27" draw:layer="layout" svg:x1="11cm" svg:y1="6.9cm" svg:x2="16.2cm" svg:y2="6.9cm">
          <text:p/>
        </draw:line>
        <draw:frame presentation:style-name="pr28" draw:text-style-name="P28" draw:layer="layout" svg:width="10cm" svg:height="1cm" svg:x="16.6cm" svg:y="6.7cm" presentation:class="outline" presentation:user-transformed="true">
          <draw:text-box>
            <text:p text:style-name="P13"><text:span text:style-name="T23">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draw:style-name="gr2" draw:text-style-name="P27" draw:layer="layout" svg:width="19.863cm" svg:height="9.2cm" svg:x="4.069cm" svg:y="2.4cm">
          <draw:image xlink:href="Pictures/1000000100000198000000BD18B783125A269CCA.png" xlink:type="simple" xlink:show="embed" xlink:actuate="onLoad" draw:mime-type="image/png">
            <text:p/>
          </draw:image>
        </draw:frame>
        <draw:frame presentation:style-name="pr30" draw:text-style-name="P33" draw:layer="layout" svg:width="13.6cm" svg:height="1cm" svg:x="7.2cm" svg:y="11.5cm" presentation:class="outline" presentation:user-transformed="true">
          <draw:text-box>
            <text:p text:style-name="P32"><text:span text:style-name="T23">Tous mes tests se sont bien déroulés</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presentation:style-name="pr32"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6" draw:layer="layout" svg:width="1.513cm" svg:height="14.531cm" draw:transform="rotate (-1.5707963267949) translate (28.04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expect#expectvalue" xlink:type="simple">https://jestjs.io/docs/expect#expectvalue</text:a></text:span></text:p>
              </text:list-item>
            </text:list>
          </draw:text-box>
        </draw:frame>
        <draw:frame presentation:style-name="pr35"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expect#tobevalue" xlink:type="simple">https://jestjs.io/docs/expect#tobevalue</text:a></text:span></text:p>
              </text:list-item>
            </text:list>
          </draw:text-box>
        </draw:frame>
        <draw:frame presentation:style-name="pr3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26" draw:text-style-name="P34"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8" draw:layer="layout" svg:width="26.06cm" svg:height="9.904cm" svg:x="1.38cm" svg:y="2.296cm" presentation:class="outline" presentation:user-transformed="true">
          <draw:text-box>
            <text:p text:style-name="P37"><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9" draw:text-style-name="P40"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3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8" draw:text-style-name="P41" draw:layer="layout" svg:width="1.113cm" svg:height="14.531cm" draw:transform="rotate (-1.5707963267949) translate (28.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1" draw:text-style-name="P40"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29" draw:text-style-name="P42" draw:layer="layout" svg:width="1.113cm" svg:height="14.531cm" draw:transform="rotate (-1.5707963267949) translate (30.122cm 14.8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1"><text:span text:style-name="T11"><text:a xlink:href="https://jestjs.io/docs/api#describename-fn" xlink:type="simple">https://jestjs.io/docs/api#describename-fn</text:a></text:span></text:p>
              </text:list-item>
            </text:list>
          </draw:text-box>
        </draw:frame>
        <draw:frame draw:style-name="gr2" draw:text-style-name="P27"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7" draw:layer="layout" svg:width="15.503cm" svg:height="9.779cm" svg:x="0.297cm" svg:y="2.095cm">
          <draw:image xlink:href="Pictures/100000010000041000000290B63A992DC122F5F8.png" xlink:type="simple" xlink:show="embed" xlink:actuate="onLoad" draw:mime-type="image/png">
            <text:p/>
          </draw:image>
        </draw:frame>
        <draw:frame presentation:style-name="pr43" draw:text-style-name="P33" draw:layer="layout" svg:width="11.4cm" svg:height="1cm" svg:x="2.3cm" svg:y="12.2cm" presentation:class="outline" presentation:user-transformed="true">
          <draw:text-box>
            <text:p text:style-name="P32"><text:span text:style-name="T23">On groupe tous nos tests liés à l’addition</text:span></text:p>
          </draw:text-box>
        </draw:frame>
        <draw:frame presentation:style-name="pr44" draw:text-style-name="P33" draw:layer="layout" svg:width="11.4cm" svg:height="1.4cm" svg:x="16.5cm" svg:y="12.2cm" presentation:class="outline" presentation:user-transformed="true">
          <draw:text-box>
            <text:p text:style-name="P32"><text:span text:style-name="T23">Dans la console, les tests sont groupés sous le nom “addition”</text:span></text:p>
          </draw:text-box>
        </draw:frame>
        <draw:custom-shape draw:style-name="gr30" draw:text-style-name="P27" draw:layer="layout" svg:width="7.8cm" svg:height="1.8cm" svg:x="17cm" svg:y="5cm">
          <text:p/>
          <draw:enhanced-geometry svg:viewBox="0 0 21600 21600" draw:type="rectangle" draw:enhanced-path="M 0 0 L 21600 0 21600 21600 0 21600 0 0 Z N"/>
        </draw:custom-shape>
        <draw:custom-shape draw:style-name="gr29" draw:text-style-name="P42" draw:layer="layout" svg:width="1.113cm" svg:height="14.531cm" draw:transform="rotate (-1.5707963267949) translate (30.122cm 14.8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6"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46"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1"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frame presentation:style-name="pr48"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1"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6.03cm" svg:height="9.905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du clavier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1"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custom-shape draw:style-name="gr26" draw:text-style-name="P34"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8" draw:layer="layout" svg:width="26.06cm" svg:height="9.904cm" svg:x="1.375cm" svg:y="2.296cm" presentation:class="outline" presentation:user-transformed="true">
          <draw:text-box>
            <text:p text:style-name="P37"><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53"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2" draw:text-style-name="P44" draw:layer="layout" svg:width="1.513cm" svg:height="14.531cm" draw:transform="rotate (-1.5707963267949) translate (34.595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4"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55"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6"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6"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3" draw:text-style-name="P45"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59" draw:text-style-name="P14" draw:layer="layout" svg:width="26.03cm" svg:height="11.3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p text:style-name="P13"><text:span text:style-name="T6"/></text:p>
              </text:list-item>
            </text:list>
          </draw:text-box>
        </draw:frame>
        <draw:custom-shape draw:style-name="gr33" draw:text-style-name="P45"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1"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3" draw:text-style-name="P45"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46"><text:span text:style-name="T6">Vous pouvez mocker la même fonction au global et au sein d’un test</text:span></text:p>
              </text:list-item>
            </text:list>
          </draw:text-box>
        </draw:frame>
        <draw:custom-shape draw:style-name="gr33" draw:text-style-name="P45"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65"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37" presentation:class="page"/>
          <draw:frame presentation:style-name="pr6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6" draw:text-style-name="P34"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68"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3" draw:text-style-name="P45" draw:layer="layout" svg:width="1.713cm" svg:height="14.531cm" draw:transform="rotate (-1.5707963267949) translate (32.32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9"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26" draw:text-style-name="P34"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4" draw:text-style-name="P47"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34" draw:text-style-name="P47"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1"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4" draw:text-style-name="P47"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6"><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34" draw:text-style-name="P47"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2"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34" draw:text-style-name="P47"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5"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35" draw:text-style-name="P48"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3"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6" draw:text-style-name="P49"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7"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6" draw:text-style-name="P49"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6.03cm" svg:height="11.904cm" svg:x="1.37cm" svg:y="2.296cm" presentation:class="outline" presentation:user-transformed="true">
          <draw:text-box>
            <text:list text:style-name="L1">
              <text:list-item>
                <text:p text:style-name="P46"><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1"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37" draw:text-style-name="P50"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46"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3"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37" draw:text-style-name="P50"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1"><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47"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5"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36" draw:text-style-name="P49"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23.447cm" svg:height="4.4cm" svg:x="2.277cm" svg:y="7.9cm">
          <draw:image xlink:href="Pictures/10000001000003BF000000B49A0969464108AB68.png" xlink:type="simple" xlink:show="embed" xlink:actuate="onLoad" draw:mime-type="image/png">
            <text:p/>
          </draw:image>
        </draw:frame>
        <draw:frame presentation:style-name="pr86" draw:text-style-name="P33" draw:layer="layout" svg:width="17.3cm" svg:height="1.4cm" svg:x="5.35cm" svg:y="12.5cm" presentation:class="outline" presentation:user-transformed="true">
          <draw:text-box>
            <text:p text:style-name="P32"><text:span text:style-name="T23">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4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8"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36" draw:text-style-name="P49"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0"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36" draw:text-style-name="P49"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0"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2"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36" draw:text-style-name="P49"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18.146cm" svg:height="4.2cm" svg:x="4.927cm" svg:y="7.2cm">
          <draw:image xlink:href="Pictures/100000010000017C00000058203CB1B19598C302.png" xlink:type="simple" xlink:show="embed" xlink:actuate="onLoad" draw:mime-type="image/png">
            <text:p/>
          </draw:image>
        </draw:frame>
        <draw:frame presentation:style-name="pr93" draw:text-style-name="P33" draw:layer="layout" svg:width="17.3cm" svg:height="1.4cm" svg:x="5.35cm" svg:y="11.6cm" presentation:class="outline" presentation:user-transformed="true">
          <draw:text-box>
            <text:p text:style-name="P32"><text:span text:style-name="T23">Istanbul indique que la fonction n’a pas été appelée</text:span></text:p>
          </draw:text-box>
        </draw:frame>
        <presentation:notes draw:style-name="dp2">
          <draw:page-thumbnail draw:style-name="gr5" draw:layer="layout" svg:width="13.586cm" svg:height="11.136cm" svg:x="3.703cm" svg:y="2.252cm" draw:page-number="51"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5"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36" draw:text-style-name="P49"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2"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26" draw:text-style-name="P34"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98"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38" draw:text-style-name="P42"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4" presentation:class="page"/>
          <draw:frame presentation:style-name="pr9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00" draw:text-style-name="P14" draw:layer="layout" svg:width="26.63cm" svg:height="8.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
              </text:list-item>
              <text:list-item>
                <text:p text:style-name="P7"><text:span text:style-name="T6">Configurable sous forme de fichier .json, .ts, .js...</text:span></text:p>
              </text:list-item>
            </text:list>
          </draw:text-box>
        </draw:frame>
        <draw:custom-shape draw:style-name="gr36" draw:text-style-name="P49" draw:layer="layout" svg:width="1.713cm" svg:height="14.531cm" draw:transform="rotate (-1.5707963267949) translate (9.2cm 14.3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1"><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55" presentation:class="page"/>
          <draw:frame presentation:style-name="pr10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26" draw:text-style-name="P34"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2"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3" draw:master-page-name="Default" presentation:presentation-page-layout-name="AL3T1">
        <office:forms form:automatic-focus="false" form:apply-design-mode="false"/>
        <draw:frame presentation:style-name="pr103" draw:text-style-name="P51"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7" presentation:class="page"/>
          <draw:frame presentation:style-name="pr1" draw:text-style-name="P52" draw:layer="layout" svg:width="16.8cm" svg:height="13.365cm" svg:x="2.097cm" svg:y="14.103cm" presentation:class="notes" presentation:placeholder="true">
            <draw:text-box/>
          </draw:frame>
        </presentation:notes>
      </draw:page>
      <draw:page draw:name="page58" draw:style-name="dp3"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11T16:25:18.360000000</dc:date>
    <meta:editing-duration>P21DT2M11S</meta:editing-duration>
    <meta:editing-cycles>1161</meta:editing-cycles>
    <meta:generator>LibreOffice/7.2.7.2$Windows_X86_64 LibreOffice_project/8d71d29d553c0f7dcbfa38fbfda25ee34cce99a2</meta:generator>
    <meta:document-statistic meta:object-count="375"/>
  </office:meta>
</office:document-meta>
</file>